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nsolas" svg:font-family="Consolas, 'Andale Mono WT', 'Andale Mono', 'Lucida Console', 'Lucida Sans Typewriter', 'DejaVu Sans Mono', 'Bitstream Vera Sans Mono', 'Liberation Mono', 'Nimbus Mono L', Monaco, 'Courier New', Courier, monospace"/>
    <style:font-face style:name="Lato" svg:font-family="Lato, proxima-nova, 'Helvetica Neue', Arial, sans-serif"/>
    <style:font-face style:name="Roboto Slab" svg:font-family="'Roboto Slab', ff-tisa-web-pro, Georgia, Arial, sans-serif"/>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Table1" style:family="table">
      <style:table-properties style:width="6.6931in" table:align="left"/>
    </style:style>
    <style:style style:name="Table1.A" style:family="table-column">
      <style:table-column-properties style:column-width="0.2299in"/>
    </style:style>
    <style:style style:name="Table1.B" style:family="table-column">
      <style:table-column-properties style:column-width="6.4632in"/>
    </style:style>
    <style:style style:name="Table1.A1" style:family="table-cell">
      <style:table-cell-properties fo:background-color="#f3f6f6" fo:padding="0in" fo:border="none">
        <style:background-image/>
      </style:table-cell-properties>
    </style:style>
    <style:style style:name="Table2" style:family="table">
      <style:table-properties style:width="4.1917in" table:align="left"/>
    </style:style>
    <style:style style:name="Table2.A" style:family="table-column">
      <style:table-column-properties style:column-width="0.259in"/>
    </style:style>
    <style:style style:name="Table2.B" style:family="table-column">
      <style:table-column-properties style:column-width="3.9326in"/>
    </style:style>
    <style:style style:name="Table2.A1" style:family="table-cell">
      <style:table-cell-properties fo:background-color="#f3f6f6" fo:padding="0in" fo:border="none">
        <style:background-image/>
      </style:table-cell-properties>
    </style:style>
    <style:style style:name="P1" style:family="paragraph" style:parent-style-name="Standard">
      <style:paragraph-properties fo:margin-top="0in" fo:margin-bottom="0in" loext:contextual-spacing="false"/>
      <style:text-properties fo:font-size="2pt" style:font-size-asian="2pt" style:font-size-complex="2pt"/>
    </style:style>
    <style:style style:name="P2" style:family="paragraph" style:parent-style-name="Standard">
      <style:paragraph-properties fo:margin-top="0in" fo:margin-bottom="0in" loext:contextual-spacing="false" fo:orphans="2" fo:widows="2"/>
      <style:text-properties fo:font-size="2pt" style:font-size-asian="2pt" style:font-size-complex="2pt"/>
    </style:style>
    <style:style style:name="P3" style:family="paragraph" style:parent-style-name="Text_20_body">
      <style:paragraph-properties fo:orphans="2" fo:widows="2"/>
      <style:text-properties fo:font-variant="normal" fo:text-transform="none" fo:color="#404040" style:font-name="Lato" fo:font-size="12pt" fo:letter-spacing="normal" fo:font-style="normal" fo:font-weight="normal" style:font-name-asian="Lato" style:font-size-asian="12pt" style:font-style-asian="normal" style:font-weight-asian="normal" style:font-name-complex="Lato" style:font-size-complex="12pt" style:font-style-complex="normal" style:font-weight-complex="normal"/>
    </style:style>
    <style:style style:name="P4" style:family="paragraph" style:parent-style-name="Text_20_body">
      <style:paragraph-properties fo:margin-left="0in" fo:margin-right="0in" fo:margin-top="0in" fo:margin-bottom="0.25in" loext:contextual-spacing="false" style:line-height-at-least="0.25in" fo:orphans="2" fo:widows="2" fo:text-indent="0in" style:auto-text-indent="false"/>
    </style:style>
    <style:style style:name="P5" style:family="paragraph" style:parent-style-name="Text_20_body">
      <style:paragraph-properties fo:margin-left="0in" fo:margin-right="0in" fo:margin-top="0in" fo:margin-bottom="0.25in" loext:contextual-spacing="false" style:line-height-at-least="0.25in" fo:orphans="2" fo:widows="2" fo:text-indent="0in" style:auto-text-indent="false"/>
      <style:text-properties fo:font-variant="normal" fo:text-transform="none" fo:color="#404040" style:font-name="Lato" fo:font-size="12pt" fo:letter-spacing="normal" fo:font-style="normal" fo:font-weight="normal"/>
    </style:style>
    <style:style style:name="P6" style:family="paragraph" style:parent-style-name="Text_20_body">
      <style:paragraph-properties fo:margin-left="0in" fo:margin-right="0in" fo:margin-top="0in" fo:margin-bottom="0.1252in" loext:contextual-spacing="false" style:line-height-at-least="0.25in" fo:orphans="2" fo:widows="2" fo:text-indent="0in" style:auto-text-indent="false"/>
      <style:text-properties fo:font-variant="normal" fo:text-transform="none" fo:color="#404040" style:font-name="Lato" fo:font-size="12pt" fo:letter-spacing="normal" fo:font-style="normal" fo:font-weight="bold"/>
    </style:style>
    <style:style style:name="P7" style:family="paragraph" style:parent-style-name="Table_20_Contents">
      <style:paragraph-properties fo:margin-left="0in" fo:margin-right="0in" fo:margin-top="0in" fo:margin-bottom="0in" loext:contextual-spacing="false" fo:text-indent="0in" style:auto-text-indent="false"/>
    </style:style>
    <style:style style:name="P8" style:family="paragraph" style:parent-style-name="Table_20_Contents">
      <style:paragraph-properties fo:margin-top="0in" fo:margin-bottom="0in" loext:contextual-spacing="false"/>
    </style:style>
    <style:style style:name="P9" style:family="paragraph" style:parent-style-name="Table_20_Contents">
      <style:paragraph-properties fo:margin-top="0in" fo:margin-bottom="0in" loext:contextual-spacing="false"/>
      <style:text-properties fo:font-size="10.5pt"/>
    </style:style>
    <style:style style:name="P10" style:family="paragraph" style:parent-style-name="Heading_20_3">
      <style:paragraph-properties fo:margin-top="0in" fo:margin-bottom="0.0972in" loext:contextual-spacing="false" fo:orphans="2" fo:widows="2"/>
      <style:text-properties style:font-name="Roboto Slab" fo:font-size="15pt" fo:font-weight="bold"/>
    </style:style>
    <style:style style:name="P11" style:family="paragraph" style:parent-style-name="Heading_20_3">
      <style:paragraph-properties fo:margin-top="0in" fo:margin-bottom="0.0972in" loext:contextual-spacing="false" fo:orphans="2" fo:widows="2"/>
      <style:text-properties fo:font-variant="normal" fo:text-transform="none" fo:color="#404040" style:font-name="Lato" fo:font-size="12pt" fo:letter-spacing="normal" fo:font-style="normal" fo:font-weight="normal" style:font-name-asian="Lato" style:font-size-asian="12pt" style:font-style-asian="normal" style:font-weight-asian="normal" style:font-name-complex="Lato" style:font-size-complex="12pt" style:font-style-complex="normal" style:font-weight-complex="normal"/>
    </style:style>
    <style:style style:name="P12" style:family="paragraph" style:parent-style-name="Preformatted_20_Text">
      <style:paragraph-properties fo:margin-left="0in" fo:margin-right="0in" fo:margin-top="0in" fo:margin-bottom="0in" loext:contextual-spacing="false" fo:orphans="2" fo:widows="2" fo:text-indent="0in" style:auto-text-indent="false" fo:padding="0in" fo:border="none"/>
      <style:text-properties fo:font-variant="normal" fo:text-transform="none" fo:color="#404040" style:font-name="Consolas" fo:font-size="9pt" fo:letter-spacing="normal" fo:font-style="normal" fo:font-weight="normal" loext:padding="0in" loext:border="none"/>
    </style:style>
    <style:style style:name="P13" style:family="paragraph" style:parent-style-name="Preformatted_20_Text">
      <style:paragraph-properties fo:margin-top="0in" fo:margin-bottom="0in" loext:contextual-spacing="false" fo:orphans="2" fo:widows="2" fo:padding="0in" fo:border="none"/>
      <style:text-properties fo:font-variant="normal" fo:text-transform="none" fo:color="#404040" style:font-name="Consolas" fo:font-size="9pt" fo:letter-spacing="normal" fo:font-style="normal" fo:font-weight="normal" loext:padding="0in" loext:border="none"/>
    </style:style>
    <style:style style:name="P14" style:family="paragraph" style:parent-style-name="Preformatted_20_Text">
      <style:paragraph-properties fo:margin-top="0in" fo:margin-bottom="0in" loext:contextual-spacing="false" fo:orphans="2" fo:widows="2" fo:padding="0in" fo:border="none"/>
      <style:text-properties fo:font-variant="normal" fo:text-transform="none" fo:color="#404040" fo:letter-spacing="normal" loext:padding="0in" loext:border="none"/>
    </style:style>
    <style:style style:name="P15" style:family="paragraph" style:parent-style-name="Heading_20_2">
      <style:paragraph-properties fo:margin-left="0in" fo:margin-right="0in" fo:margin-top="0in" fo:margin-bottom="0.0972in" loext:contextual-spacing="false" fo:orphans="2" fo:widows="2" fo:text-indent="0in" style:auto-text-indent="false"/>
      <style:text-properties fo:font-variant="normal" fo:text-transform="none" fo:color="#404040" style:font-name="Roboto Slab" fo:font-size="18pt" fo:letter-spacing="normal" fo:font-style="normal" fo:font-weight="bold"/>
    </style:style>
    <style:style style:name="P16" style:family="paragraph" style:parent-style-name="Heading_20_1">
      <style:paragraph-properties fo:margin-left="0in" fo:margin-right="0in" fo:margin-top="0in" fo:margin-bottom="0.0972in" loext:contextual-spacing="false" fo:orphans="2" fo:widows="2" fo:text-indent="0in" style:auto-text-indent="false"/>
      <style:text-properties fo:font-variant="normal" fo:text-transform="none" fo:color="#404040" style:font-name="Roboto Slab" fo:font-size="21pt" fo:letter-spacing="normal" fo:font-style="normal" fo:font-weight="bold"/>
    </style:style>
    <style:style style:name="T1" style:family="text">
      <style:text-properties style:font-name="Consolas" fo:font-size="9pt" fo:font-style="normal" fo:font-weight="normal"/>
    </style:style>
    <style:style style:name="T2" style:family="text">
      <style:text-properties fo:font-size="10.5pt"/>
    </style:style>
    <style:style style:name="T3" style:family="text">
      <style:text-properties fo:color="#2980b9" style:text-line-through-style="none" style:text-line-through-type="none" fo:font-size="10.5pt" style:text-underline-style="none" style:text-blinking="false"/>
    </style:style>
    <style:style style:name="T4" style:family="text">
      <style:text-properties fo:font-variant="normal" fo:text-transform="none" fo:color="#404040" style:font-name="Lato" fo:font-size="12pt" fo:letter-spacing="normal" fo:font-style="normal" fo:font-weight="normal"/>
    </style:style>
    <style:style style:name="T5" style:family="text">
      <style:text-properties fo:font-variant="normal" fo:text-transform="none" fo:color="#404040" style:font-name="Lato" fo:font-size="12pt" fo:letter-spacing="normal" fo:font-style="normal" fo:font-weight="bold"/>
    </style:style>
    <style:style style:name="T6" style:family="text">
      <style:text-properties fo:font-variant="normal" fo:text-transform="none" fo:color="#404040" style:font-name="Consolas" fo:font-size="9pt" fo:letter-spacing="normal" fo:font-style="normal" fo:font-weight="bold" fo:background-color="#ffffff" loext:char-shading-value="0" loext:padding-left="0.052in" loext:padding-right="0.052in" loext:padding-top="0.0209in" loext:padding-bottom="0.0209in" loext:border="0.06pt solid #e1e4e5"/>
    </style:style>
    <style:style style:name="T7" style:family="text">
      <style:text-properties fo:font-variant="normal" fo:text-transform="none" fo:color="#e74c3c" style:font-name="Consolas" fo:font-size="9pt" fo:letter-spacing="normal" fo:font-style="normal" fo:font-weight="normal" fo:background-color="#ffffff" loext:char-shading-value="0" loext:padding-left="0.052in" loext:padding-right="0.052in" loext:padding-top="0.0209in" loext:padding-bottom="0.0209in" loext:border="0.06pt solid #e1e4e5"/>
    </style:style>
    <style:style style:name="T8" style:family="text">
      <style:text-properties fo:font-variant="normal" fo:text-transform="none" fo:color="#2980b9" style:text-line-through-style="none" style:text-line-through-type="none" style:font-name="Lato" fo:font-size="10.5pt" fo:letter-spacing="normal" fo:font-style="normal" style:text-underline-style="none" fo:font-weight="normal" style:text-blinking="false"/>
    </style:style>
    <style:style style:name="T9" style:family="text">
      <style:text-properties fo:font-variant="normal" fo:text-transform="none" fo:color="#2980b9" style:text-line-through-style="none" style:text-line-through-type="none" style:font-name="Lato" fo:font-size="12pt" fo:letter-spacing="normal" fo:font-style="normal" style:text-underline-style="none" fo:font-weight="normal" style:text-blinking="false"/>
    </style:style>
    <style:style style:name="T10" style:family="text">
      <style:text-properties fo:color="#555555" style:font-name="Consolas" fo:font-size="7.5pt" fo:background-color="#ffffff" loext:char-shading-value="0" loext:padding-left="0.052in" loext:padding-right="0.052in" loext:padding-top="0.0209in" loext:padding-bottom="0.0209in" loext:border="0.06pt solid #e1e4e5"/>
    </style:style>
    <style:style style:name="Sect1" style:family="section">
      <style:section-properties fo:margin-left="0in" fo:margin-right="0in"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6" text:outline-level="1">2. Verwendung des Python-Interpreters</text:h>
      <text:section text:style-name="Sect1" text:name="aufrufen-des-interpreters">
        <text:h text:style-name="P15" text:outline-level="2"><text:bookmark text:name="tut-invoking"/>2.1. Aufrufen des Interpreters</text:h>
        <text:p text:style-name="P4"><text:span text:style-name="T4">Sofern der Python-Interpreter auf einem Rechner installiert ist, findet man ihn normalerweise unter </text:span><text:span text:style-name="Source_20_Text"><text:span text:style-name="T7">/usr/local/bin/python/python3.3</text:span></text:span><text:span text:style-name="T4">. Wenn man </text:span><text:span text:style-name="Source_20_Text"><text:span text:style-name="T7">/usr/local/bin</text:span></text:span><text:span text:style-name="T4"> in den Suchpfad der Unix-Shell setzt, kann man den Interpreter aufrufen durch </text:span><text:bookmark text:name="id1"/><text:a xlink:type="simple" xlink:href="https://py-tutorial-de.readthedocs.io/de/python-3.3/interpreter.html#id3" text:style-name="Internet_20_link" text:visited-style-name="Visited_20_Internet_20_Link"><text:span text:style-name="T8">[1]</text:span></text:a><text:span text:style-name="T4">:</text:span></text:p>
        <text:p text:style-name="P12">python3.3</text:p>
        <text:p text:style-name="P4"><text:span text:style-name="T4">Die Auswahl des Installationspfades für den Interpreter ist eine Installationsoption, so dass auch eine Installation an anderer Stelle möglich ist. Das ist mit dem örtlichen Python-Guru oder dem Systemadministrator zu klären. (Eine populäre Alternative ist etwa </text:span><text:span text:style-name="Source_20_Text"><text:span text:style-name="T7">/usr/local/python</text:span></text:span><text:span text:style-name="T4">)</text:span></text:p>
        <text:p text:style-name="P4"><text:span text:style-name="T4">Auf Windows-Rechnern befindet sich die Pythoninstallation meist unter </text:span><text:span text:style-name="Source_20_Text"><text:span text:style-name="T7">C:\Python33</text:span></text:span><text:span text:style-name="T4">, auch wenn man das während des Installationsvorgangs ändern kann. Um dieses Verzeichnis zum Suchpfad hinzuzufügen, kann man folgendes Kommando in die DOS-Eingabeaufforderung eingeben:</text:span></text:p>
        <text:p text:style-name="P12">set path=%path%;C:\python33</text:p>
        <text:p text:style-name="P4"><text:span text:style-name="T4">Durch Eingabe eines End-Of-File-Zeichens (EOF; </text:span><text:span text:style-name="Source_20_Text"><text:span text:style-name="T7">Strg-D</text:span></text:span><text:span text:style-name="T4"> unter Unix, </text:span><text:span text:style-name="Source_20_Text"><text:span text:style-name="T7">Strg-Z</text:span></text:span><text:span text:style-name="T4"> unter Windows) in der Eingabeaufforderung des Interpreters wird der Interpreter mit dem Rückgabewert Null beendet. Falls er das nicht tut, kann man den Interpreter durch folgende Befehlszeile beenden: </text:span><text:span text:style-name="Source_20_Text"><text:span text:style-name="T7">quit()</text:span></text:span><text:span text:style-name="T4">.</text:span></text:p>
        <text:p text:style-name="P4"><text:span text:style-name="T4">Die Möglichkeiten des Interpreters hinsichtlich des Editierens der Eingabe sind ziemlich beschränkt, lassen sich aber durch Einsatz der GNU-readline-Bibliothek erweitern. Ob diese erweiterten Möglichkeiten verfügbar sind, lässt sich überprüfen, indem man ein </text:span><text:span text:style-name="Source_20_Text"><text:span text:style-name="T7">Strg-P</text:span></text:span><text:span text:style-name="T4"> in die Eingabeaufforderung tippt. Wenn es piepst, ist die “readline”-Unterstützung vorhanden. In diesem Fall findet man im Anhang </text:span><text:a xlink:type="simple" xlink:href="https://py-tutorial-de.readthedocs.io/de/python-3.3/interactive.html#tut-interacting" text:style-name="Internet_20_link" text:visited-style-name="Visited_20_Internet_20_Link"><text:span text:style-name="T9">Interaktive Eingabe-Bearbeitung und Ersetzung des Verlaufs</text:span></text:a><text:span text:style-name="T4"> eine Einführung zu den einzelnen Tasten. Falls kein Piepton zu hören ist oder </text:span><text:span text:style-name="Source_20_Text"><text:span text:style-name="T7">^P</text:span></text:span><text:span text:style-name="T4"> erscheint, ist keine “readline”-Unterstützung vorhanden und die einzige Möglichkeit zum Editieren ist die Verwendung der Rücktaste (Backspace), um Zeichen in der aktuellen Eingabezeile zu entfernen.</text:span></text:p>
        <text:p text:style-name="P4"><text:span text:style-name="T4">Grundsätzlich ist der Interpreter ähnlich zu bedienen wie eine Unix-Shell: Wird er mit einem tty-Gerät als Standardeingabe aufgerufen, liest und führt er interaktiv Befehle aus. Wird er mit einem Dateinamen als Argument oder mit einer Datei als Standardeingabe aufgerufen, liest und führt es ein </text:span><text:span text:style-name="Emphasis"><text:span text:style-name="T4">Skript</text:span></text:span><text:span text:style-name="T4"> von dieser Datei aus.</text:span></text:p>
        <text:p text:style-name="P4"><text:span text:style-name="T4">Eine zweite Möglichkeit zum Starten des Python-Interpreters ist </text:span><text:span text:style-name="Source_20_Text"><text:span text:style-name="T7">python -c Befehl [arg] ...</text:span></text:span><text:span text:style-name="T4">, wodurch die Anweisung(en) in diesem </text:span><text:span text:style-name="Emphasis"><text:span text:style-name="T4">Befehl</text:span></text:span><text:span text:style-name="T4"> ausgeführt werden, </text:span><text:soft-page-break/><text:span text:style-name="T4">analog zur </text:span><text:span text:style-name="Source_20_Text"><text:span text:style-name="T6">-c</text:span></text:span><text:span text:style-name="T4">-Option der Shell. Da Python-Anweisungen oft Leerzeichen oder sonstige Zeichen enthält, die von der Shell besonders behandelt werden, sollte man den kompletten </text:span><text:span text:style-name="Emphasis"><text:span text:style-name="T4">Befehl</text:span></text:span><text:span text:style-name="T4"> in einfache Anführungszeichen setzen.</text:span></text:p>
        <text:p text:style-name="P4"><text:span text:style-name="T4">Einige Python-Module sind auch als Skripte nützlich und können mit </text:span><text:span text:style-name="Source_20_Text"><text:span text:style-name="T7">python -m Modul [arg] ...</text:span></text:span><text:span text:style-name="T4"> aufgerufen werden. Dadurch wird der Quelltext von </text:span><text:span text:style-name="Emphasis"><text:span text:style-name="T4">Modul</text:span></text:span><text:span text:style-name="T4"> ausgeführt, so als hätte man den vollständigen Namen in die Kommandozeile eingegeben.</text:span></text:p>
        <text:p text:style-name="P4"><text:span text:style-name="T4">Achtung: Es gibt einen Unterschied zwischen </text:span><text:span text:style-name="Source_20_Text"><text:span text:style-name="T7">python Datei</text:span></text:span><text:span text:style-name="T4"> und </text:span><text:span text:style-name="Source_20_Text"><text:span text:style-name="T7">python &lt; Datei</text:span></text:span><text:span text:style-name="T4">! Im zweiten Fall werden Eingabeanfragen des Programms, wie beispielsweise der Aufruf </text:span><text:span text:style-name="Source_20_Text"><text:span text:style-name="T7">sys.stdin.read()</text:span></text:span><text:span text:style-name="T4">, von </text:span><text:span text:style-name="Emphasis"><text:span text:style-name="T4">Datei</text:span></text:span><text:span text:style-name="T4"> erledigt. Da diese Datei aber schon vom Parser bis zum Ende gelesen wurde, bevor mit der Ausführung begonnen wird, trifft das Programm sofort auf ein End-Of-File. In ersterem Fall passiert das, was man normalerweise erwartet: Die Eingabeanfragen werden durch diejenige Datei oder das Gerät erledigt, die bzw. das als Standardeingabe zur Verfügung steht.</text:span></text:p>
        <text:p text:style-name="P4"><text:span text:style-name="T4">Wenn eine Skriptdatei verwendet wird, ist es oft hilfreich, das Skript auszuführen und danach in den interaktiven Modus zu wechseln. Dies erreicht man durch die Option </text:span><text:span text:style-name="Source_20_Text"><text:span text:style-name="T6">-i</text:span></text:span><text:span text:style-name="T4"> vor dem Skript.</text:span></text:p>
        <text:section text:style-name="Sect1" text:name="ubergabe-von-argumenten">
          <text:h text:style-name="P10" text:outline-level="3"><text:bookmark text:name="tut-argpassing"/>2.1.1. Übergabe von Argumenten</text:h>
          <text:p text:style-name="P4"><text:span text:style-name="T4">Werden dem Interpreter ein Skriptname und zusätzliche Argumente übergeben, dann werden diese in eine Liste von Zeichenketten gewandelt und an die Variable </text:span><text:span text:style-name="Source_20_Text"><text:span text:style-name="T7">argv</text:span></text:span><text:span text:style-name="T4"> im </text:span><text:span text:style-name="Source_20_Text"><text:span text:style-name="T7">sys</text:span></text:span><text:span text:style-name="T4"> Modul übergeben. Zugriff darauf erhält man mittels </text:span><text:span text:style-name="Source_20_Text"><text:span text:style-name="T7">import sys</text:span></text:span><text:span text:style-name="T4">. Wenn kein Skript und keine Argumente übergeben wurden, dann ist </text:span><text:span text:style-name="Source_20_Text"><text:span text:style-name="T7">sys.argv[0]</text:span></text:span><text:span text:style-name="T4"> eine leere Zeichenkette. Wenn der Skriptname als </text:span><text:span text:style-name="Source_20_Text"><text:span text:style-name="T7">'-'</text:span></text:span><text:span text:style-name="T4"> angegeben ist (das entspricht der Standardeingabe), dann wird </text:span><text:span text:style-name="Source_20_Text"><text:span text:style-name="T7">sys.argv[0]</text:span></text:span><text:span text:style-name="T4"> auf </text:span><text:span text:style-name="Source_20_Text"><text:span text:style-name="T7">'-'</text:span></text:span><text:span text:style-name="T4"> gesetzt. Wird </text:span><text:span text:style-name="Source_20_Text"><text:span text:style-name="T6">-c</text:span></text:span><text:span text:style-name="T4"> </text:span><text:span text:style-name="Emphasis"><text:span text:style-name="T4">Befehl</text:span></text:span><text:span text:style-name="T4"> verwendet, dann erhält </text:span><text:span text:style-name="Source_20_Text"><text:span text:style-name="T7">sys.argv[0]</text:span></text:span><text:span text:style-name="T4"> den Wert </text:span><text:span text:style-name="Source_20_Text"><text:span text:style-name="T7">'-c'</text:span></text:span><text:span text:style-name="T4">, bei Verwendung von </text:span><text:span text:style-name="Source_20_Text"><text:span text:style-name="T6">-m</text:span></text:span><text:span text:style-name="T4"> </text:span><text:span text:style-name="Emphasis"><text:span text:style-name="T4">Modul</text:span></text:span><text:span text:style-name="T4"> den vollständigen Namen des gefundenen Moduls. Optionen, die nach </text:span><text:span text:style-name="Source_20_Text"><text:span text:style-name="T6">-c</text:span></text:span><text:span text:style-name="T4"> </text:span><text:span text:style-name="Emphasis"><text:span text:style-name="T4">Befehl</text:span></text:span><text:span text:style-name="T4"> oder </text:span><text:span text:style-name="Source_20_Text"><text:span text:style-name="T6">-m</text:span></text:span><text:span text:style-name="T4"> </text:span><text:span text:style-name="Emphasis"><text:span text:style-name="T4">Modul</text:span></text:span><text:span text:style-name="T4"> angegeben werden, werden nicht vom Python-Interpreter verarbeitet, sondern werden als Werte an </text:span><text:span text:style-name="Source_20_Text"><text:span text:style-name="T7">sys.argv</text:span></text:span><text:span text:style-name="T4"> übergeben.</text:span></text:p>
        </text:section>
        <text:section text:style-name="Sect1" text:name="interaktiver-modus">
          <text:h text:style-name="P11" text:outline-level="3"><text:bookmark text:name="tut-interactive"/>2.1.2. Interaktiver Modus</text:h>
          <text:p text:style-name="P4"><text:span text:style-name="T4">Wenn Befehle von einem tty (in der Regel wird das eine Konsole sein) gelesen werden, spricht man vom </text:span><text:span text:style-name="Emphasis"><text:span text:style-name="T4">interaktiven Modus</text:span></text:span><text:span text:style-name="T4"> des Interpreters. In diesem Modus wartet der Interpreter mit der </text:span><text:span text:style-name="Emphasis"><text:span text:style-name="T4">primären Eingabeaufforderung</text:span></text:span><text:span text:style-name="T4">, die normalerweise aus drei größer-als-Zeichen besteht (</text:span><text:span text:style-name="Source_20_Text"><text:span text:style-name="T7">&gt;&gt;&gt;</text:span></text:span><text:span text:style-name="T4">), auf Eingaben des Anwenders. Nach Fortsetzungszeilen zeigt der Interpreter die </text:span><text:span text:style-name="Emphasis"><text:span text:style-name="T4">sekundäre Eingabeaufforderung</text:span></text:span><text:span text:style-name="T4">, das sind normalerweise drei Punkte (</text:span><text:span text:style-name="Source_20_Text"><text:span text:style-name="T7">...</text:span></text:span><text:span text:style-name="T4">). Außerdem zeigt der Interpreter nach dem Start zunächst einen kurzen Informationstext an, </text:span><text:soft-page-break/><text:span text:style-name="T4">der unter anderem die Versionsnummer des Interpreters und einen Hinweis zum Urheberrecht enthält.</text:span></text:p>
          <text:p text:style-name="P12">$ python3.3</text:p>
          <text:p text:style-name="P13">Python 3.3 (py3k, Apr 1 2010, 13:37:42)</text:p>
          <text:p text:style-name="P13">[GCC 4.4.1] on linux2</text:p>
          <text:p text:style-name="P13">Type "help", "copyright", "credits" or "license" for more information.</text:p>
          <text:p text:style-name="P13">&gt;&gt;&gt;</text:p>
          <text:p text:style-name="P4"><text:span text:style-name="T4">Fortsetzungszeilen ergeben sich, wenn mehrzeilige Konstrukte eingegeben werden, wie zum Beispiel bei der folgenden </text:span><text:span text:style-name="Source_20_Text"><text:span text:style-name="T6">if</text:span></text:span><text:span text:style-name="T4">-Anweisung:</text:span></text:p>
          <text:p text:style-name="P12">&gt;&gt;&gt; the_world_is_flat = True</text:p>
          <text:p text:style-name="P13">&gt;&gt;&gt; if the_world_is_flat:</text:p>
          <text:p text:style-name="P13">... <text:s text:c="4"/>print("Be careful not to fall off!")</text:p>
          <text:p text:style-name="P13">...</text:p>
          <text:p text:style-name="P13">Be careful not to fall off!</text:p>
        </text:section>
      </text:section>
      <text:section text:style-name="Sect1" text:name="der-interpreter-und-seine-umgebung">
        <text:h text:style-name="P15" text:outline-level="2"><text:bookmark text:name="tut-interp"/>2.2. Der Interpreter und seine Umgebung</text:h>
        <text:section text:style-name="Sect1" text:name="fehlerbehandlung">
          <text:h text:style-name="P10" text:outline-level="3"><text:bookmark text:name="tut-error"/>2.2.1. Fehlerbehandlung</text:h>
          <text:p text:style-name="P4"><text:span text:style-name="T4">Tritt ein Fehler auf, dann zeigt der Interpreter eine Fehlermeldung mit einem Verlaufsbericht (</text:span><text:span text:style-name="Emphasis"><text:span text:style-name="T4">Stacktrace</text:span></text:span><text:span text:style-name="T4">) an. Im interaktiven Modus kehrt er dann zurück zur primären Eingabeaufforderung. Wenn die Eingabe von einer Datei kam, beendet er sich nach der Ausgabe des Fehlerberichts mit einem Rückgabewert ungleich Null. Ausnahmen (Exceptions), die in einem </text:span><text:span text:style-name="Source_20_Text"><text:span text:style-name="T6">try-except</text:span></text:span><text:span text:style-name="T4">-Block verarbeitet werden, gelten in diesem Zusammenhang nicht als Ausnahmen. Manche Fehler führen zum sofortigen Abbruch des Interpreters mit einem Rückgabewert ungleich Null. Dies gilt etwa bei internen Inkonsistenzen oder Speichermangel. Alle Fehlermeldungen werden in den Standardfehlerausgabestrom, gewöhnliche Ausgaben von ausgeführten Befehlen wird in die Standardausgabe geschrieben.</text:span></text:p>
          <text:p text:style-name="P4"><text:span text:style-name="T4">Die Eingabe des Interrupt-Zeichens (normalerweise </text:span><text:span text:style-name="Source_20_Text"><text:span text:style-name="T7">Strg-C</text:span></text:span><text:span text:style-name="T4"> oder ENTF) bei der primären oder sekundären Eingabeaufforderung bricht die Eingabe ab und kehrt zur primären Eingabeaufforderung zurück. </text:span><text:bookmark text:name="id2"/><text:a xlink:type="simple" xlink:href="https://py-tutorial-de.readthedocs.io/de/python-3.3/interpreter.html#id4" text:style-name="Internet_20_link" text:visited-style-name="Visited_20_Internet_20_Link"><text:span text:style-name="T8">[2]</text:span></text:a><text:span text:style-name="T4"> Ein Interrupt während einer Befehlsausführung verursacht eine </text:span><text:span text:style-name="Source_20_Text"><text:span text:style-name="T6">KeyboardInterrupt</text:span></text:span><text:span text:style-name="T4">-Ausnahme, die durch eine </text:span><text:span text:style-name="Source_20_Text"><text:span text:style-name="T6">try</text:span></text:span><text:span text:style-name="T4">-Anweisung behandelt werden kann.</text:span></text:p>
        </text:section>
        <text:section text:style-name="Sect1" text:name="ausfuhrbare-python-skripte">
          <text:h text:style-name="P11" text:outline-level="3"><text:bookmark text:name="tut-scripts"/>2.2.2. Ausführbare Python-Skripte</text:h>
          <text:p text:style-name="P5">Auf BSD-ähnlichen Unixsystemen kann ein Pythonskript - ähnlich einem Shellskript - direkt ausführbar gemacht werden, indem man folgende Zeile (shebang) an den Anfang des Skripts schreibt</text:p>
          <text:p text:style-name="P12">#!/usr/bin/env python3.3</text:p>
          <text:p text:style-name="P4"><text:span text:style-name="T4">Dabei wird vorausgesetzt, dass sich der Pfad zum Interpreter im </text:span><text:bookmark text:name="index-0"/><text:span text:style-name="Source_20_Text"><text:span text:style-name="T6">PATH</text:span></text:span><text:span text:style-name="T4"> des Benutzers befindet. Die </text:span><text:span text:style-name="Source_20_Text"><text:span text:style-name="T7">#!</text:span></text:span><text:span text:style-name="T4"> müssen die ersten zwei Zeichen der Datei sein. Auf manchen Plattformen </text:span><text:soft-page-break/><text:span text:style-name="T4">muss diese erste Zeile mit einem unixoiden Zeilenende (</text:span><text:span text:style-name="Source_20_Text"><text:span text:style-name="T7">'\n'</text:span></text:span><text:span text:style-name="T4">) enden und nicht mit einem Windows-Zeilenende (</text:span><text:span text:style-name="Source_20_Text"><text:span text:style-name="T7">'\r\n'</text:span></text:span><text:span text:style-name="T4">). Hinweis: Die Raute </text:span><text:span text:style-name="Source_20_Text"><text:span text:style-name="T7">'#'</text:span></text:span><text:span text:style-name="T4"> dient in Python dazu, einen Kommentar zu beginnen.</text:span></text:p>
          <text:p text:style-name="P4"><text:span text:style-name="T4">Einem solchen Skript können dann Ausführungsrechte mit Hilfe des Befehls </text:span><text:span text:style-name="Strong_20_Emphasis"><text:span text:style-name="T5">chmod</text:span></text:span><text:span text:style-name="T4"> verliehen werden:</text:span></text:p>
          <text:p text:style-name="P12">$ chmod +x myscript.py</text:p>
          <text:p text:style-name="P4"><text:span text:style-name="T4">Auf Windowssystemen gibt es den Begriff der “Ausführungsrechte” nicht. Das Python-Installationsprogramm verknüpft automatisch </text:span><text:span text:style-name="Source_20_Text"><text:span text:style-name="T7">.py</text:span></text:span><text:span text:style-name="T4">-Dateien mit </text:span><text:span text:style-name="Source_20_Text"><text:span text:style-name="T7">python.exe</text:span></text:span><text:span text:style-name="T4">, sodass ein Doppelklick auf eine Python-Datei diese als Skript ausführt. Die Dateinamenserweiterung kann auch </text:span><text:span text:style-name="Source_20_Text"><text:span text:style-name="T7">.pyw</text:span></text:span><text:span text:style-name="T4"> lauten, in diesem Fall wird das normalerweise auftauchende Konsolenfenster unterdrückt.</text:span></text:p>
        </text:section>
        <text:section text:style-name="Sect1" text:name="kodierung-von-quellcode">
          <text:h text:style-name="P11" text:outline-level="3"><text:bookmark text:name="tut-source-encoding"/>2.2.3. Kodierung von Quellcode</text:h>
          <text:p text:style-name="P5">Standardmäßig werden Python-Quelltextdateien als in UTF-8 kodiert behandelt. In dieser Kodierung können die Zeichen der meisten Sprachen gleichzeitig in Stringliteralen, Bezeichnern und Kommentaren verwendet werden. Die Standardbibliothek verwendet allerdings nur ASCII-Zeichen für Bezeichner - eine Konvention, der jeder portable Code folgen sollte. Um alle diese Zeichen korrekt darzustellen, muss ein Editor erkennen, dass die Datei UTF-8 kodiert ist und einen Font benutzen, der alle Zeichen der Datei unterstützt.</text:p>
          <text:p text:style-name="P4"><text:span text:style-name="T4">Will man eine andere Kodierung als UTF-8 für eine Quelltextdatei verwenden, dann muss unmittelbar unterhalb der </text:span><text:span text:style-name="Source_20_Text"><text:span text:style-name="T7">#!</text:span></text:span><text:span text:style-name="T4"> Zeile eine weitere, spezielle Kommentarzeile eingefügt werden, durch die die Kodierung festgelegt wird</text:span></text:p>
          <text:p text:style-name="P12"># -*- coding: Kodierung -*-</text:p>
          <text:p text:style-name="P4"><text:span text:style-name="T4">Mit dieser Angabe wird alles in der Quelltextdatei so behandelt, als hätte es die Kodierung </text:span><text:span text:style-name="Emphasis"><text:span text:style-name="T4">Kodierung</text:span></text:span><text:span text:style-name="T4"> an Stelle von UTF-8. Die Liste der möglichen Kodierungen findet man in der Python Library Reference, in der Sektion zu </text:span><text:span text:style-name="Source_20_Text"><text:span text:style-name="T6">codecs</text:span></text:span><text:span text:style-name="T4">.</text:span></text:p>
          <text:p text:style-name="P5">Wenn ein Editor beispielsweise keine UTF-8 kodierten Dateien unterstützt und auf die Benutzung einer anderen Kodierung besteht, sagen wir mal Windows-1252, kann man durch folgende Kodierungszeile</text:p>
          <text:p text:style-name="P12"># -*- coding: cp-1252 -*-</text:p>
          <text:p text:style-name="P4"><text:span text:style-name="T4">immernoch alle Zeichen des Windows-1252 Zeichensatzes im Quelltext verwenden. Dieser spezielle Kodierungskommentar muss in der </text:span><text:span text:style-name="Emphasis"><text:span text:style-name="T4">ersten oder zweiten</text:span></text:span><text:span text:style-name="T4"> Zeile der Datei stehen.</text:span></text:p>
        </text:section>
        <text:section text:style-name="Sect1" text:name="die-interaktive-startup-datei">
          <text:h text:style-name="P11" text:outline-level="3"><text:bookmark text:name="tut-startup"/><text:soft-page-break/>2.2.4. Die interaktive Startup-Datei</text:h>
          <text:p text:style-name="P4"><text:span text:style-name="T4">Wenn Python interaktiv genutzt wird, ist es gelegentlich hilfreich, bei jedem Start des Interpreters einige Standardbefehle automatisch auszuführen. Das lässt sich erreichen, indem man eine Umgebungsvariable namens </text:span><text:bookmark text:name="index-1"/><text:span text:style-name="Source_20_Text"><text:span text:style-name="T6">PYTHONSTARTUP</text:span></text:span><text:span text:style-name="T4"> erstellt, die auf eine Datei mit den Startup-Befehlen verweist. Dies ist vergleichbar mit der </text:span><text:span text:style-name="Source_20_Text"><text:span text:style-name="T7">.profile</text:span></text:span><text:span text:style-name="T4">-Datei von Unixshells.</text:span></text:p>
          <text:p text:style-name="P4"><text:span text:style-name="T4">Diese Datei wird nur in interaktiven Sitzungen gelesen. Wenn der Interpreter ein Skript ausführt oder </text:span><text:span text:style-name="Source_20_Text"><text:span text:style-name="T7">/dev/tty</text:span></text:span><text:span text:style-name="T4"> explizit als Quelle angegeben wird - was ansonsten einer interaktiven Sitzung entspricht -, wird die Startup-Datei nicht berücksichtigt. Ausgeführt wird sie im selben Namensraum wie interaktive Befehle, so dass Objekte, die in der Startup-Datei definiert oder importiert werden, ohne Qualifizierung in der interaktiven Sitzung genutzt werden können. Auch die Eingabeaufforderungen </text:span><text:span text:style-name="Source_20_Text"><text:span text:style-name="T7">sys.ps1</text:span></text:span><text:span text:style-name="T4"> und </text:span><text:span text:style-name="Source_20_Text"><text:span text:style-name="T7">sys.ps2</text:span></text:span><text:span text:style-name="T4"> lassen sich in dieser Datei festlegen.</text:span></text:p>
          <text:p text:style-name="P4"><text:span text:style-name="T4">Sollen noch weitere Startup-Dateien aus dem aktuellen Verzeichnis gelesen werden, dann lässt sich dies durch Code wie </text:span><text:span text:style-name="Source_20_Text"><text:span text:style-name="T7">if os.path.isfile('.pythonrc.py'): exec(open('.pythonrc.py').read())</text:span></text:span><text:span text:style-name="T4"> in der globalen Datei erreichen. Soll die Startup-Datei in einem Skript verwendet werden, muss das explizit in diesem Skript geschehen:</text:span></text:p>
          <text:p text:style-name="P12">import os</text:p>
          <text:p text:style-name="P13">filename = os.environ.get('PYTHONSTARTUP')</text:p>
          <text:p text:style-name="P13">if filename and os.path.isfile(filename):</text:p>
          <text:p text:style-name="P14"><text:s text:c="4"/><text:span text:style-name="T1">exec(open(filename).read())</text:span></text:p>
        </text:section>
        <text:section text:style-name="Sect1" text:name="die-customization-module">
          <text:h text:style-name="P11" text:outline-level="3"><text:bookmark text:name="tut-customize"/>2.2.5. Die Customization Module</text:h>
          <text:p text:style-name="P4"><text:span text:style-name="T4">Python bietet zwei Haken, um es anzupassen: </text:span><text:span text:style-name="Source_20_Text"><text:span text:style-name="T6">sitecustomize</text:span></text:span><text:span text:style-name="T4"> und </text:span><text:span text:style-name="Source_20_Text"><text:span text:style-name="T6">usercustomize</text:span></text:span><text:span text:style-name="T4">. Um es auszuprobieren, musst du zuerst den Ort deines Benutzer </text:span><text:span text:style-name="Source_20_Text"><text:span text:style-name="T7">site-packages</text:span></text:span><text:span text:style-name="T4"> Ordners herausfinden. Starte Python und gib dies ein:</text:span></text:p>
          <text:p text:style-name="P12">&gt;&gt;&gt; import site</text:p>
          <text:p text:style-name="P13">&gt;&gt;&gt; site.getusersitepackages()</text:p>
          <text:p text:style-name="P13">'/home/user/.local/lib/python3.2/site-packages'</text:p>
          <text:p text:style-name="P4"><text:span text:style-name="T4">Dort kannst du eine Datei namens </text:span><text:span text:style-name="Source_20_Text"><text:span text:style-name="T7">usercustomize.py</text:span></text:span><text:span text:style-name="T4"> anlegen und alles gewünschte eingeben. Es wird jeden Aufruf von Python beeinflussen, es sei denn der Aufruf enthält die Option </text:span><text:span text:style-name="Source_20_Text"><text:span text:style-name="T6">-s</text:span></text:span><text:span text:style-name="T4">, um den automatischen Import zu verhindern.</text:span></text:p>
          <text:p text:style-name="P4"><text:span text:style-name="Source_20_Text"><text:span text:style-name="T6">sitecustomize</text:span></text:span><text:span text:style-name="T4"> funktioniert genauso, aber es wird typischerweise von einem Administrator im globalen </text:span><text:span text:style-name="Source_20_Text"><text:span text:style-name="T7">site-packages</text:span></text:span><text:span text:style-name="T4"> Ordner erstellt und vor </text:span><text:span text:style-name="Source_20_Text"><text:span text:style-name="T6">usercustomize</text:span></text:span><text:span text:style-name="T4"> importiert. Mehr dazu in der Dokumentation des </text:span><text:span text:style-name="Source_20_Text"><text:span text:style-name="T6">site</text:span></text:span><text:span text:style-name="T4">-Moduls.</text:span></text:p>
          <text:p text:style-name="P6">Fußnoten</text:p>
          <text:p text:style-name="P2"><text:bookmark text:name="id3"/></text:p>
          <table:table table:name="Table1" table:style-name="Table1">
            <table:table-column table:style-name="Table1.A"/>
            <table:table-column table:style-name="Table1.B"/>
            <table:table-row>
              <table:table-cell table:style-name="Table1.A1" office:value-type="string">
                <text:p text:style-name="P7"><text:a xlink:type="simple" xlink:href="https://py-tutorial-de.readthedocs.io/de/python-3.3/interpreter.html#id1" text:style-name="Internet_20_link" text:visited-style-name="Visited_20_Internet_20_Link"><text:span text:style-name="T3">[1]</text:span></text:a></text:p>
              </table:table-cell>
              <table:table-cell table:style-name="Table1.A1" office:value-type="string">
                <text:p text:style-name="P8"><text:span text:style-name="T2">Unter Unix wird der Python 3.1 Interpreter nicht standardmäßig als ausführbare Datei </text:span><text:soft-page-break/><text:span text:style-name="T2">namens </text:span><text:span text:style-name="Source_20_Text"><text:span text:style-name="T10">python</text:span></text:span><text:span text:style-name="T2"> installiert, damit es nicht zu einer Kollision mit einer gleichzeitig installierten Python-2.x-Version kommt.</text:span></text:p>
              </table:table-cell>
            </table:table-row>
          </table:table>
          <text:p text:style-name="P1"><text:bookmark text:name="id4"/></text:p>
          <table:table table:name="Table2" table:style-name="Table2">
            <table:table-column table:style-name="Table2.A"/>
            <table:table-column table:style-name="Table2.B"/>
            <table:table-row>
              <table:table-cell table:style-name="Table2.A1" office:value-type="string">
                <text:p text:style-name="P7"><text:a xlink:type="simple" xlink:href="https://py-tutorial-de.readthedocs.io/de/python-3.3/interpreter.html#id2" text:style-name="Internet_20_link" text:visited-style-name="Visited_20_Internet_20_Link"><text:span text:style-name="T3">[2]</text:span></text:a></text:p>
              </table:table-cell>
              <table:table-cell table:style-name="Table2.A1" office:value-type="string">
                <text:p text:style-name="P9">Ein Problem mit dem GNU-readline-Paket kann dies verhindern.</text:p>
              </table:table-cell>
            </table:table-row>
          </table:table>
          <text:p text:style-name="P3"/>
        </text:section>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nsolas" svg:font-family="Consolas, 'Andale Mono WT', 'Andale Mono', 'Lucida Console', 'Lucida Sans Typewriter', 'DejaVu Sans Mono', 'Bitstream Vera Sans Mono', 'Liberation Mono', 'Nimbus Mono L', Monaco, 'Courier New', Courier, monospace"/>
    <style:font-face style:name="Lato" svg:font-family="Lato, proxima-nova, 'Helvetica Neue', Arial, sans-serif"/>
    <style:font-face style:name="Roboto Slab" svg:font-family="'Roboto Slab', ff-tisa-web-pro, Georgia, Arial, sans-serif"/>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DejaVu Sans" style:font-family-asian="'DejaVu Sans'"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DejaVu Sans" style:font-family-asian="'DejaVu Sans'"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DejaVu Sans" style:font-family-asian="'DejaVu Sans'"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4-18T08:02:03.083526100</meta:creation-date>
    <dc:date>2021-04-18T08:05:12.816673758</dc:date>
    <meta:editing-duration>PT3M15S</meta:editing-duration>
    <meta:editing-cycles>1</meta:editing-cycles>
    <meta:document-statistic meta:table-count="2" meta:image-count="0" meta:object-count="0" meta:page-count="6" meta:paragraph-count="68" meta:word-count="1540" meta:character-count="11443" meta:non-whitespace-character-count="9963"/>
    <meta:generator>LibreOffice/6.1.5.2$Linux_ARM_EABI LibreOffice_project/10$Build-2</meta:generator>
  </office:meta>
</office:document-meta>
</file>